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eorgia" fo:font-size="11pt" style:font-size-asian="11pt" style:font-size-complex="11pt"/>
    </style:style>
    <style:style style:name="P2" style:family="paragraph" style:parent-style-name="Standard">
      <style:text-properties style:font-name="Georgia" fo:font-size="11pt" officeooo:rsid="0017be86" officeooo:paragraph-rsid="0017be86" style:font-size-asian="11pt" style:font-size-complex="11pt"/>
    </style:style>
    <style:style style:name="P3" style:family="paragraph" style:parent-style-name="Standard" style:master-page-name="">
      <loext:graphic-properties draw:fill="none"/>
      <style:paragraph-properties fo:margin-left="13mm" fo:margin-right="0mm" fo:text-indent="0mm" style:auto-text-indent="false" style:page-number="auto" fo:background-color="transparent"/>
      <style:text-properties style:font-name="Georgia" fo:font-size="11pt" style:font-size-asian="11pt" style:font-size-complex="11pt"/>
    </style:style>
    <style:style style:name="P4" style:family="paragraph" style:parent-style-name="Standard" style:master-page-name="">
      <loext:graphic-properties draw:fill="none"/>
      <style:paragraph-properties fo:margin-left="13mm" fo:margin-right="0mm" fo:text-indent="0mm" style:auto-text-indent="false" style:page-number="auto" fo:background-color="transparent"/>
      <style:text-properties style:font-name="Georgia" fo:font-size="11pt" style:font-size-asian="11pt" style:font-size-complex="11pt"/>
    </style:style>
    <style:style style:name="P5" style:family="paragraph" style:parent-style-name="Standard" style:master-page-name="">
      <loext:graphic-properties draw:fill="none"/>
      <style:paragraph-properties fo:margin-left="13mm" fo:margin-right="0mm" fo:text-indent="0mm" style:auto-text-indent="false" style:page-number="auto" fo:background-color="transparent"/>
      <style:text-properties style:font-name="Georgia" fo:font-size="11pt" style:font-size-asian="11pt" style:font-size-complex="11pt"/>
    </style:style>
    <style:style style:name="P6" style:family="paragraph" style:parent-style-name="Standard" style:master-page-name="">
      <loext:graphic-properties draw:fill="none"/>
      <style:paragraph-properties fo:margin-left="13mm" fo:margin-right="0mm" fo:text-indent="0mm" style:auto-text-indent="false" style:page-number="auto" fo:background-color="transparent"/>
      <style:text-properties style:font-name="Georgia" fo:font-size="11pt" officeooo:paragraph-rsid="0017be86" style:font-size-asian="11pt" style:font-size-complex="11pt"/>
    </style:style>
    <style:style style:name="P7" style:family="paragraph" style:parent-style-name="Standard" style:master-page-name="">
      <loext:graphic-properties draw:fill="none"/>
      <style:paragraph-properties fo:margin-left="13mm" fo:margin-right="0mm" fo:text-indent="0mm" style:auto-text-indent="false" style:page-number="auto" fo:background-color="transparent"/>
      <style:text-properties style:font-name="Georgia" fo:font-size="11pt" officeooo:rsid="00173f62" officeooo:paragraph-rsid="00173f62" style:font-size-asian="11pt" style:font-size-complex="11pt"/>
    </style:style>
    <style:style style:name="P8" style:family="paragraph" style:parent-style-name="Standard" style:master-page-name="">
      <loext:graphic-properties draw:fill="none"/>
      <style:paragraph-properties fo:margin-left="12.51mm" fo:margin-right="0mm" fo:text-indent="0mm" style:auto-text-indent="false" style:page-number="auto" fo:background-color="transparent"/>
      <style:text-properties style:font-name="Georgia" fo:font-size="11pt" style:font-size-asian="11pt" style:font-size-complex="11pt"/>
    </style:style>
    <style:style style:name="P9" style:family="paragraph" style:parent-style-name="Standard" style:master-page-name="">
      <loext:graphic-properties draw:fill="none"/>
      <style:paragraph-properties fo:margin-left="12.51mm" fo:margin-right="0mm" fo:text-indent="0mm" style:auto-text-indent="false" style:page-number="auto" fo:background-color="transparent"/>
      <style:text-properties style:font-name="Georgia" fo:font-size="11pt" style:font-size-asian="11pt" style:font-size-complex="11pt"/>
    </style:style>
    <style:style style:name="P10" style:family="paragraph" style:parent-style-name="Standard">
      <style:paragraph-properties fo:text-align="center" style:justify-single-word="false"/>
      <style:text-properties style:font-name="Georgia" fo:font-size="13pt" officeooo:paragraph-rsid="0017be86" style:font-size-asian="13pt" style:font-size-complex="13pt"/>
    </style:style>
    <style:style style:name="P11" style:family="paragraph" style:parent-style-name="Standard">
      <style:text-properties fo:font-size="11pt" style:font-size-asian="11pt" style:font-size-complex="11pt"/>
    </style:style>
    <style:style style:name="P12" style:family="paragraph" style:parent-style-name="Standard" style:master-page-name="">
      <loext:graphic-properties draw:fill="none"/>
      <style:paragraph-properties fo:margin-left="13mm" fo:margin-right="0mm" fo:text-indent="0mm" style:auto-text-indent="false" style:page-number="auto" fo:background-color="transparent"/>
      <style:text-properties fo:font-size="11pt" officeooo:paragraph-rsid="0017be86" style:font-size-asian="11pt" style:font-size-complex="11pt"/>
    </style:style>
    <style:style style:name="T1" style:family="text">
      <style:text-properties style:font-name="Georgia"/>
    </style:style>
    <style:style style:name="T2" style:family="text">
      <style:text-properties style:font-name="Georgia" fo:font-style="italic" style:font-style-asian="italic" style:font-style-complex="italic"/>
    </style:style>
    <style:style style:name="T3" style:family="text">
      <style:text-properties style:font-name="Georgia" fo:font-style="italic" officeooo:rsid="0017be86" style:font-style-asian="italic" style:font-style-complex="italic"/>
    </style:style>
    <style:style style:name="T4" style:family="text">
      <style:text-properties style:font-name="Georgia" fo:font-style="normal" officeooo:rsid="0017be86"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73f62" style:font-style-asian="italic" style:font-style-complex="italic"/>
    </style:style>
    <style:style style:name="T7" style:family="text">
      <style:text-properties fo:font-style="italic" officeooo:rsid="00186787" style:font-style-asian="italic" style:font-style-complex="italic"/>
    </style:style>
    <style:style style:name="T8" style:family="text">
      <style:text-properties officeooo:rsid="00173f62"/>
    </style:style>
    <style:style style:name="T9" style:family="text">
      <style:text-properties fo:font-style="normal" style:font-style-asian="normal" style:font-style-complex="normal"/>
    </style:style>
    <style:style style:name="T10" style:family="text">
      <style:text-properties fo:font-style="normal" officeooo:rsid="0017be86" style:font-style-asian="normal" style:font-style-complex="normal"/>
    </style:style>
    <style:style style:name="T11" style:family="text">
      <style:text-properties fo:font-style="normal" officeooo:rsid="00186787" style:font-style-asian="normal" style:font-style-complex="normal"/>
    </style:style>
    <style:style style:name="T12" style:family="text">
      <style:text-properties officeooo:rsid="0017be86"/>
    </style:style>
    <style:style style:name="T13" style:family="text">
      <style:text-properties officeooo:rsid="001867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2">PE comments on HPC ch.1 (2026-1-4)</text:span></text:p>
      <text:p text:style-name="P2"/>
      <text:p text:style-name="P11"><text:span text:style-name="T1">“</text:span><text:span text:style-name="T2">cattle</text:span><text:span text:style-name="T1"> takes plural agreement” <text:s text:c="3"/></text:span><text:span text:style-name="T2">cattle </text:span>→ <text:span text:style-name="T2">Cattle</text:span></text:p>
      <text:p text:style-name="P1"/>
      <text:p text:style-name="P1">“But <text:span text:style-name="T5">go to the hospital</text:span> doesn’t pick out a particular hospital.”</text:p>
      <text:p text:style-name="P12"><text:span text:style-name="T2">doesn’t </text:span>→ <text:span text:style-name="T2">needn’t <text:s/></text:span><text:span text:style-name="T4">(Because in other contexts, the article can express definiteness: </text:span><text:span text:style-name="T3">go to the hospital</text:span><text:span text:style-name="T4"> can mean “go to the particular hospital we’re talking about”.)</text:span></text:p>
      <text:p text:style-name="P1"/>
      <text:p text:style-name="P1">“thought myself through that problem”</text:p>
      <text:p text:style-name="P3">The comment <text:span text:style-name="T12">on this </text:span>either is confused or has confused me. True, <text:span text:style-name="T13">one</text:span> do<text:span text:style-name="T13">es</text:span>n’t *“think a prob<text:span text:style-name="T12">­</text:span>lem”; <text:span text:style-name="T12">however,</text:span> your <text:span text:style-name="T12">anomalous </text:span>construction instead has a person as the object (cf *“I thought Brett through that problem”).</text:p>
      <text:p text:style-name="P1"/>
      <text:p text:style-name="P1">“They are prototype theoryprototypes” <text:s text:c="3"/>a <text:span text:style-name="T12">straightforward</text:span> typo</text:p>
      <text:p text:style-name="P1"/>
      <text:p text:style-name="P1">“each lexical item assigned to exactly one major class” (Chomsky, <text:span text:style-name="T5">Aspects</text:span>)</text:p>
      <text:p text:style-name="P3"><text:span text:style-name="T8">If, like me, they haven’t read </text:span><text:span text:style-name="T6">Aspects</text:span><text:span text:style-name="T8">, t</text:span>he reader may wonder what this means. If asked to con<text:span text:style-name="T12">­</text:span>sider <text:span text:style-name="T12">both </text:span>(i) “<text:span text:style-name="T5">There</text:span> it is <text:span text:style-name="T13">on the table</text:span>”, and (ii) “<text:span text:style-name="T5">There</text:span> is a problem <text:span text:style-name="T13">here</text:span>”, should the reader infer that Chomsky-1965 would say (A) that here are two tokens of the same lexical item, or that (B) here are one token each of two lexical items that happen to be homonymous? </text:p>
      <text:p text:style-name="P1"/>
      <text:p text:style-name="P1">“A noun is whatever satisfies the criteria for nounhood – it inflects for number, it heads noun phrases, it can be modified by adjectives.”</text:p>
      <text:p text:style-name="P6">A<text:span text:style-name="T12">n attractive</text:span> observation indeed – for English, and a number of other languages. Of course not so for many other languages.</text:p>
      <text:p text:style-name="P1"/>
      <text:p text:style-name="P1">“the Cambridge Grammar itself (Huddleston &amp; Pullum, 2002, ch. 1)” <text:s text:c="2"/>Italicize.</text:p>
      <text:p text:style-name="P1"/>
      <text:p text:style-name="P1">“But the very fact of the transition [of<text:span text:style-name="T5"> fun</text:span>] shows that the word is moving through a region that essen<text:span text:style-name="T12">­</text:span>tialism’s static picture can’t accommodate – a space between basins where competing mechanisms pull in different directions.”</text:p>
      <text:p text:style-name="P7">Sorry, but this doesn’t convince. I’m willing to <text:span text:style-name="T13">be persuaded</text:span> that the noun (or if you prefer, noun-like word) <text:span text:style-name="T5">fun</text:span><text:span text:style-name="T9"> is dropping out of the lexica of those who use </text:span><text:span text:style-name="T10">the </text:span><text:span text:style-name="T9">adjective (or adjective-like word) </text:span><text:span text:style-name="T5">fun</text:span><text:span text:style-name="T9"> – </text:span><text:span text:style-name="T11">or even that </text:span><text:span text:style-name="T7">fun</text:span><text:span text:style-name="T11"> is becoming less nouny as it becomes more adjectivey – </text:span><text:span text:style-name="T9">but I’m not aware that this is happening.</text:span></text:p>
      <text:p text:style-name="P1"/>
      <text:p text:style-name="P1">“But if categories are defined by necessary and sufficient conditions, how can a single word satisfy two incompatible definitions?”</text:p>
      <text:p text:style-name="P3">By positing two (or more) homonymous lexemes, each of which is in a single category? This is what <text:span text:style-name="T5">CamGEL</text:span> does, for the most part. (Of course, it’s not a panacea.)</text:p>
      <text:p text:style-name="P1"/>
      <text:p text:style-name="P1">“<text:span text:style-name="T5">Dog</text:span> is a noun; <text:span text:style-name="T5">run</text:span> is a verb; <text:span text:style-name="T5">quickly</text:span> is an adverb.” <text:s text:c="3"/>True. But <text:span text:style-name="T5">dog</text:span> can be a verb, <text:span text:style-name="T5">run</text:span> a noun.</text:p>
      <text:p text:style-name="P1"/>
      <text:p text:style-name="P1">“If pressed, I would have acknowledged gradience; I would have granted that <text:span text:style-name="T5">fun</text:span> was a marginal noun.”</text:p>
      <text:p text:style-name="P8">“<text:span text:style-name="T13">[W]as a </text:span>marginal adjective” [as well as a firmly established noun]? But even within what’s indisputably English (as opposed to Scots, West Frisian, etc), people’s lects differ; can’t we say that the adjective <text:span text:style-name="T5">fun</text:span> is absent from the lexica of many people but firmly established (although not necessarily for all registers) in the lexica of many others?</text:p>
      <text:p text:style-name="P1"/>
      <text:p text:style-name="P1">“the assumption that <text:span text:style-name="T5">fun</text:span> is either a noun or an adjective”</text:p>
      <text:p text:style-name="P8"><text:span text:style-name="T8">Not so fast! </text:span>Wiktionary has a plausible-<text:span text:style-name="T8">sounding</text:span> sub-entry for a<text:span text:style-name="T12">n</text:span> <text:span text:style-name="T8">English </text:span>verb <text:span text:style-name="T5">fun</text:span><text:span text:style-name="T9"> </text:span><text:span text:style-name="T10">(e.g. “I was just funning yo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4T14:18:12.798574966</meta:creation-date>
    <dc:date>2026-01-04T15:30:16.292036311</dc:date>
    <meta:editing-duration>PT1H12M3S</meta:editing-duration>
    <meta:editing-cycles>3</meta:editing-cycles>
    <meta:generator>LibreOffice/7.4.7.2$Linux_X86_64 LibreOffice_project/40$Build-2</meta:generator>
    <meta:document-statistic meta:table-count="0" meta:image-count="0" meta:object-count="0" meta:page-count="1" meta:paragraph-count="21" meta:word-count="498" meta:character-count="2976" meta:non-whitespace-character-count="2481"/>
  </office:meta>
</office:document-meta>
</file>